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b437c" officeooo:paragraph-rsid="000b437c" style:font-size-asian="12pt" style:font-size-complex="12pt"/>
    </style:style>
    <style:style style:name="P2" style:family="paragraph" style:parent-style-name="Standard">
      <style:paragraph-properties fo:text-align="center" style:justify-single-word="false"/>
      <style:text-properties fo:font-size="12pt" officeooo:rsid="000b437c" officeooo:paragraph-rsid="000fb02a" style:font-size-asian="12pt" style:font-size-complex="12pt"/>
    </style:style>
    <style:style style:name="P3" style:family="paragraph" style:parent-style-name="Standard">
      <style:paragraph-properties fo:text-align="start" style:justify-single-word="false"/>
      <style:text-properties fo:font-size="12pt" officeooo:rsid="000b437c" officeooo:paragraph-rsid="000b437c" style:font-size-asian="12pt" style:font-size-complex="12pt"/>
    </style:style>
    <style:style style:name="P4" style:family="paragraph" style:parent-style-name="Standard">
      <style:paragraph-properties fo:text-align="start" style:justify-single-word="false"/>
      <style:text-properties fo:font-size="12pt" officeooo:rsid="000b437c" officeooo:paragraph-rsid="000fb02a" style:font-size-asian="12pt" style:font-size-complex="12pt"/>
    </style:style>
    <style:style style:name="P5" style:family="paragraph" style:parent-style-name="Standard">
      <style:paragraph-properties fo:text-align="start" style:justify-single-word="false"/>
      <style:text-properties fo:font-size="12pt" officeooo:rsid="000c9ee7" officeooo:paragraph-rsid="000c9ee7" style:font-size-asian="12pt" style:font-size-complex="12pt"/>
    </style:style>
    <style:style style:name="P6" style:family="paragraph" style:parent-style-name="Standard">
      <style:paragraph-properties fo:text-align="center" style:justify-single-word="false"/>
      <style:text-properties fo:font-size="12pt" officeooo:rsid="00114280" officeooo:paragraph-rsid="00114280" style:font-size-asian="12pt" style:font-size-complex="12pt"/>
    </style:style>
    <style:style style:name="P7" style:family="paragraph" style:parent-style-name="Standard">
      <style:paragraph-properties fo:text-align="start" style:justify-single-word="false"/>
      <style:text-properties fo:font-size="12pt" officeooo:rsid="000fb02a" officeooo:paragraph-rsid="000fb02a" style:font-size-asian="12pt" style:font-size-complex="12pt"/>
    </style:style>
    <style:style style:name="P8" style:family="paragraph" style:parent-style-name="Standard">
      <style:paragraph-properties fo:text-align="center" style:justify-single-word="false"/>
      <style:text-properties fo:font-size="26pt" officeooo:rsid="000b437c" officeooo:paragraph-rsid="000b437c" style:font-size-asian="26pt" style:font-size-complex="26pt"/>
    </style:style>
    <style:style style:name="P9" style:family="paragraph" style:parent-style-name="Standard" style:list-style-name="L1">
      <style:paragraph-properties fo:text-align="start" style:justify-single-word="false"/>
      <style:text-properties fo:font-size="12pt" officeooo:rsid="000b437c" officeooo:paragraph-rsid="000b437c" style:font-size-asian="12pt" style:font-size-complex="12pt"/>
    </style:style>
    <style:style style:name="P10" style:family="paragraph" style:parent-style-name="Standard" style:list-style-name="L2">
      <style:paragraph-properties fo:text-align="start" style:justify-single-word="false"/>
      <style:text-properties fo:font-size="12pt" officeooo:rsid="000b437c" officeooo:paragraph-rsid="000b437c" style:font-size-asian="12pt" style:font-size-complex="12pt"/>
    </style:style>
    <style:style style:name="P11" style:family="paragraph" style:parent-style-name="Standard">
      <style:paragraph-properties fo:text-align="start" style:justify-single-word="false"/>
      <style:text-properties fo:font-size="12pt" officeooo:rsid="000b437c" officeooo:paragraph-rsid="000b437c" style:font-size-asian="12pt" style:font-size-complex="12pt"/>
    </style:style>
    <style:style style:name="P12" style:family="paragraph" style:parent-style-name="Standard" style:list-style-name="L3">
      <style:paragraph-properties fo:text-align="start" style:justify-single-word="false"/>
      <style:text-properties fo:font-size="12pt" officeooo:rsid="000c9ee7" officeooo:paragraph-rsid="000c9ee7" style:font-size-asian="12pt" style:font-size-complex="12pt"/>
    </style:style>
    <style:style style:name="P13" style:family="paragraph" style:parent-style-name="Standard" style:list-style-name="L3">
      <style:paragraph-properties fo:text-align="center" style:justify-single-word="false"/>
      <style:text-properties fo:font-size="12pt" officeooo:rsid="000c9ee7" officeooo:paragraph-rsid="000c9ee7" style:font-size-asian="12pt" style:font-size-complex="12pt"/>
    </style:style>
    <style:style style:name="P14" style:family="paragraph" style:parent-style-name="Standard" style:list-style-name="L2">
      <style:paragraph-properties fo:text-align="start" style:justify-single-word="false"/>
      <style:text-properties officeooo:paragraph-rsid="000b437c"/>
    </style:style>
    <style:style style:name="T1" style:family="text">
      <style:text-properties fo:font-size="12pt" officeooo:rsid="000b437c" style:font-size-asian="12pt" style:font-size-complex="12pt"/>
    </style:style>
    <style:style style:name="T2" style:family="text">
      <style:text-properties officeooo:rsid="000fb02a"/>
    </style:style>
    <style:style style:name="T3" style:family="text">
      <style:text-properties officeooo:rsid="00132eb9"/>
    </style:style>
    <style:style style:name="T4" style:family="text">
      <style:text-properties officeooo:rsid="00137fa7"/>
    </style:style>
    <style:style style:name="T5" style:family="text">
      <style:text-properties officeooo:rsid="001401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andZ V 1.0</text:p>
      <text:p text:style-name="P1">By: Logicbox</text:p>
      <text:p text:style-name="P1"/>
      <text:p text:style-name="P3"><text:tab/>Thanks for checking out my latest conky theme “SandZ”!! I hope that you enjoy it as much as I enjoyed making it. I actually did have a lot of fun with making this one and its the first conky I am actually pretty happy with!</text:p>
      <text:p text:style-name="P3"><text:tab/>Ok, lets get to it then. First you are going to want to either manually install the fonts or just run the “fonts-install.sh” script I’ve included with this package. Now that that is done lets move on to dependencies needed for this conky theme.</text:p>
      <text:list text:style-name="L1">
        <text:list-item>
          <text:p text:style-name="P9">Jq <text:tab/><text:tab/>sudo apt-get install jq</text:p>
        </text:list-item>
        <text:list-item>
          <text:p text:style-name="P9">curl<text:tab/><text:tab/>sudo apt-get install curl</text:p>
        </text:list-item>
        <text:list-item>
          <text:p text:style-name="P9">wget <text:tab/><text:tab/>sudo apt-get install wget</text:p>
        </text:list-item>
        <text:list-item>
          <text:p text:style-name="P9">A openweathermap.org account</text:p>
        </text:list-item>
      </text:list>
      <text:p text:style-name="P3"/>
      <text:p text:style-name="P3">Now that you have all that you will need to copy your openweathermap.org API key and past it to line 8 of system.sh which is located in the “scripts “ folder. Also copy your city code “id” and paste it in line 7 of system.sh. After that you should be good to go. <text:span text:style-name="T3">Make sure that “fonts_install.sh” , “install.sh” and “scripts/system.sh” all have run permissions granted to them. “chmod +x *.sh”</text:span></text:p>
      <text:p text:style-name="P3"/>
      <text:p text:style-name="P3"><text:tab/>I give full props (credit) to closebox73x for the use of his method of fetching and displaying the weather icon. Thank you!</text:p>
      <text:p text:style-name="P3"/>
      <text:p text:style-name="P3"><text:tab/><text:span text:style-name="T5">I realize I did not include the city name for the weather section of this as you will find in most weather conkys out there. For one I couldn’t work it in with the room I had, so then I figured y'all are going to know what city you are in ergo what city the weather forecast is for so it would be ok. Id like to hear your feedback on this! Is it a big deal is it not, whatever it may be.</text:span></text:p>
      <text:p text:style-name="P3"/>
      <text:p text:style-name="P4"><text:tab/><text:span text:style-name="T2">I have included both a fonts install script and a install script for the conky theme its self. </text:span><text:span text:style-name="T4">If you plan to use the install script then there is no point in running “fonts_install.sh” because “install.sh” is going to do the exact same thing along with installing core files.</text:span><text:span text:style-name="T2"> Personally though I recommend using conky-manager2 for this and all of your conky themes. It just makes everything so much more simple, and its super easy to use. </text:span><text:span text:style-name="T4">Either way tho make sure to install the fonts wether it is manually or with the script. </text:span><text:span text:style-name="T2"><text:s/>You can download </text:span><text:span text:style-name="T4">conky-manager2 </text:span><text:span text:style-name="T2">from the repository on github</text:span></text:p>
      <text:p text:style-name="P4"/>
      <text:p text:style-name="P2"><text:a xlink:type="simple" xlink:href="https://github.com/zcot/conky-manager2" text:style-name="Internet_20_link" text:visited-style-name="Visited_20_Internet_20_Link">https://github.com/zcot/conky-manager2</text:a></text:p>
      <text:p text:style-name="P6">Git file:</text:p>
      <text:p text:style-name="P6"><text:a xlink:type="simple" xlink:href="https://github.com/zcot/conky-manager2.git" text:style-name="Internet_20_link" text:visited-style-name="Visited_20_Internet_20_Link">https://github.com/zcot/conky-manager2.git</text:a></text:p>
      <text:p text:style-name="P6">“git clone https://github.com/zcot/conky-manager2.git”</text:p>
      <text:p text:style-name="P4"/>
      <text:p text:style-name="P7"><text:s/></text:p>
      <text:p text:style-name="P3"><text:tab/>If you find yourself snagged along the line here or have any feedback for me, please feel free to email me. </text:p>
      <text:list text:style-name="L2">
        <text:list-item>
          <text:p text:style-name="P14"><text:span text:style-name="T1"><text:tab/></text:span><text:a xlink:type="simple" xlink:href="mailto:logicbox@null.net" text:style-name="Internet_20_link" text:visited-style-name="Visited_20_Internet_20_Link"><text:span text:style-name="T1">logicbox@null.net</text:span></text:a></text:p>
        </text:list-item>
        <text:list-item>
          <text:p text:style-name="P10"><text:s text:c="12"/><text:a xlink:type="simple" xlink:href="mailto:logicbox@tuta" text:style-name="Internet_20_link" text:visited-style-name="Visited_20_Internet_20_Link">logicbox@tuta</text:a>,io</text:p>
        </text:list-item>
      </text:list>
      <text:p text:style-name="P3"/>
      <text:p text:style-name="P5">Look for me on these platforms</text:p>
      <text:p text:style-name="P5"/>
      <text:list text:style-name="L3">
        <text:list-item>
          <text:p text:style-name="P12"><text:s text:c="12"/><text:a xlink:type="simple" xlink:href="https://github.com/Logicboxxx" text:style-name="Internet_20_link" text:visited-style-name="Visited_20_Internet_20_Link">https://github.com/Logicboxxx</text:a></text:p>
        </text:list-item>
        <text:list-item>
          <text:p text:style-name="P12"><text:soft-page-break/><text:s text:c="12"/><text:a xlink:type="simple" xlink:href="https://www.pling.com/u/logicboxxx/" text:style-name="Internet_20_link" text:visited-style-name="Visited_20_Internet_20_Link">https://www.pling.com/u/logicboxxx/</text:a></text:p>
        </text:list-item>
        <text:list-item>
          <text:p text:style-name="P12"><text:s text:c="12"/><text:a xlink:type="simple" xlink:href="https://www.deviantart.com/log1cbox" text:style-name="Internet_20_link" text:visited-style-name="Visited_20_Internet_20_Link">https://www.deviantart.com/log1cbox</text:a></text:p>
          <text:p text:style-name="P12"/>
          <text:p text:style-name="P13">Buy me a coffee. God knows i need the extra stimulation, im not shaking enough yet. XD</text:p>
          <text:p text:style-name="P13"><text:tab/>buymeacoffee.com/logicbox <text:s text:c="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01:20:12.417357612</meta:creation-date>
    <dc:date>2024-08-12T03:13:34.438667909</dc:date>
    <meta:editing-duration>PT2H46M32S</meta:editing-duration>
    <meta:editing-cycles>7</meta:editing-cycles>
    <meta:generator>LibreOffice/7.4.7.2$Linux_X86_64 LibreOffice_project/40$Build-2</meta:generator>
    <meta:document-statistic meta:table-count="0" meta:image-count="0" meta:object-count="0" meta:page-count="2" meta:paragraph-count="27" meta:word-count="461" meta:character-count="2700" meta:non-whitespace-character-count="2207"/>
  </office:meta>
</office:document-meta>
</file>